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3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40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1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42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43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4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="Gill Sans MT_CCJU2" fo:language="fr" fo:country="FR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%#include PCdacHeader#%</text:p>
      <text:p text:style-name="P11"/>
      <text:p text:style-name="P8"><text:span text:style-name="T3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6"/><text:p text:style-name="P7"><text:span text:style-name="T4">%=B_MONTANT_VERS_ASSURE</text:span><text:span text:style-name="T5">=%</text:span><text:span text:style-name="T4"><text:tab/>%=MONTANT_VERS_ASSURE=%</text:span></text:p><text:p text:style-name="P4">%=B_MONTANT_HOME=%<text:tab/>%=MONTANT_HOME=%</text:p><text:p text:style-name="P5">%=B_PRESTATION_MENS=%<text:tab/>%=PRESTATION_MENS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42">%=<text:span text:style-name="T10">B_MONTANT_VERSEE_ASS</text:span>=%</text:p></table:table-cell><table:table-cell table:style-name="Table1.A1" office:value-type="string"><text:p text:style-name="P43">%=<text:span text:style-name="T10">B_MONTANT_VERSEE_ASS2=%</text:span></text:p></table:table-cell></table:table-row></table:table><text:p text:style-name="P4"><text:span text:style-name="T2"/></text:p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list xml:id="list28651466" text:style-name="L1">
        <text:list-item>
          <text:p text:style-name="P41">%=remLineWhenBlank(B_INFORMATIONS_2,1)=%</text:p>
        </text:list-item>
      </text:list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9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6T08:45:30.36</dc:date>
    <meta:print-date>2011-02-22T10:58:36</meta:print-date>
    <meta:editing-cycles>167</meta:editing-cycles>
    <meta:editing-duration>P1DT14H9M15S</meta:editing-duration>
    <meta:document-statistic meta:table-count="3" meta:image-count="0" meta:object-count="0" meta:page-count="2" meta:paragraph-count="47" meta:word-count="59" meta:character-count="1406"/>
    <meta:user-defined meta:name="Info 1"/>
    <meta:user-defined meta:name="Info 2"/>
    <meta:user-defined meta:name="Info 3"/>
    <meta:user-defined meta:name="Info 4"/>
  </office:meta>
</office:document-meta>
</file>